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klar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 office:value-type="string">
            <text:p>kal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8])" office:value-type="float" office:value="36">
            <text:p>3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12" office:value-type="string">
            <text:p>User-modell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1,9</text:p>
          </table:table-cell>
          <table:table-cell table:style-name="ce7" office:value-type="string">
            <text:p>Publika 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31,32,33</text:p>
          </table:table-cell>
          <table:table-cell table:style-name="ce7" office:value-type="string">
            <text:p>Styling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18,19</text:p>
          </table:table-cell>
          <table:table-cell table:style-name="ce7" office:value-type="string">
            <text:p>In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96:.D101])" office:value-type="float" office:value="44">
            <text:p>44</text:p>
          </table:table-cell>
          <table:table-cell table:style-name="ce13" table:formula="of:=SUM([.E96:.E101])" office:value-type="float" office:value="34">
            <text:p>3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90]-[.E89])" office:value-type="float" office:value="81">
            <text:p>81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7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22</text:p>
          </table:table-cell>
          <table:table-cell table:style-name="ce12" office:value-type="string">
            <text:p>Modeller för att logga öl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23,24,25</text:p>
          </table:table-cell>
          <table:table-cell table:style-name="ce7" office:value-type="string">
            <text:p>Sidor för öl-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22,23,24,25</text:p>
          </table:table-cell>
          <table:table-cell table:style-name="ce7" office:value-type="string">
            <text:p>Styling öl-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">
            <text:p>14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Styling layout samt detaljsidor för öl och bryggerier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14,15,16,22</text:p>
          </table:table-cell>
          <table:table-cell table:style-name="ce7" office:value-type="string">
            <text:p>Tester , gå igenom alla modellers test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109:.D114])" office:value-type="float" office:value="39">
            <text:p>39</text:p>
          </table:table-cell>
          <table:table-cell table:style-name="ce13" table:formula="of:=SUM([.E109:.E114])" office:value-type="float" office:value="42">
            <text:p>42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103]-[.D115])" office:value-type="float" office:value="42">
            <text:p>42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8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3"/>
          <table:table-cell table:style-name="ce12" office:value-type="string">
            <text:p>Snygga till och finslipa lite layout-grej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</table:table-row>
        <table:table-row table:style-name="ro1">
          <table:table-cell table:style-name="ce3"/>
          <table:table-cell table:style-name="ce7" office:value-type="string">
            <text:p>Göra om sök på öl och bryggeri tillsammans med filt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Tester, göra så mycket testning det finns tid fö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Installera applikationen från scratch och göra installations-instruktioner.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Pulicera skarpt på heroku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122:.D127])" office:value-type="float" office:value="50">
            <text:p>50</text:p>
          </table:table-cell>
          <table:table-cell table:style-name="ce13" table:formula="of:=SUM([.E122:.E127])" office:value-type="float" office:value="23">
            <text:p>23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116]-[.E128])" office:value-type="float" office:value="19">
            <text:p>19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1048445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2014-06-06</text:date>, <text:time>18:3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7M53S</meta:editing-duration>
    <meta:editing-cycles>58</meta:editing-cycles>
    <meta:generator>OpenOffice/4.0.1$Win32 OpenOffice.org_project/401m5$Build-9714</meta:generator>
    <dc:date>2014-06-06T18:38:11.57</dc:date>
    <meta:document-statistic meta:table-count="1" meta:cell-count="424" meta:object-count="0"/>
    <meta:user-defined meta:name="Info 1"/>
    <meta:user-defined meta:name="Info 2"/>
    <meta:user-defined meta:name="Info 3"/>
    <meta:user-defined meta:name="Info 4"/>
  </office:meta>
</office:document-meta>
</file>